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c0d71" officeooo:paragraph-rsid="001c0d71"/>
    </style:style>
    <style:style style:name="P3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c0d71" officeooo:paragraph-rsid="001c0d71" style:font-weight-asian="bold" style:font-weight-complex="bold"/>
    </style:style>
    <style:style style:name="P5" style:family="paragraph" style:parent-style-name="Standard">
      <style:text-properties fo:font-weight="bold" officeooo:rsid="001dc551" officeooo:paragraph-rsid="001dc551" style:font-weight-asian="bold" style:font-weight-complex="bold"/>
    </style:style>
    <style:style style:name="P6" style:family="paragraph" style:parent-style-name="Standard">
      <style:text-properties fo:font-weight="bold" officeooo:rsid="002491ef" officeooo:paragraph-rsid="002491ef" style:font-weight-asian="bold" style:font-weight-complex="bold"/>
    </style:style>
    <style:style style:name="P7" style:family="paragraph" style:parent-style-name="Standard">
      <style:text-properties fo:font-weight="bold" officeooo:rsid="002cb678" officeooo:paragraph-rsid="002cb678" style:font-weight-asian="bold" style:font-weight-complex="bold"/>
    </style:style>
    <style:style style:name="P8" style:family="paragraph" style:parent-style-name="Standard">
      <style:text-properties fo:font-weight="normal" officeooo:rsid="0021e3c7" officeooo:paragraph-rsid="0021e3c7" style:font-weight-asian="normal" style:font-weight-complex="normal"/>
    </style:style>
    <style:style style:name="P9" style:family="paragraph" style:parent-style-name="Standard">
      <style:text-properties style:text-position="0% 100%" fo:font-weight="bold" officeooo:rsid="001c0dce" officeooo:paragraph-rsid="001c0dce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1dc551" officeooo:paragraph-rsid="001dc551" style:font-weight-asian="bold" style:font-weight-complex="bold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weight="normal" officeooo:rsid="002491ef" officeooo:paragraph-rsid="002491ef" style:font-weight-asian="normal" style:font-weight-complex="normal"/>
    </style:style>
    <style:style style:name="P14" style:family="paragraph" style:parent-style-name="Standard">
      <style:text-properties fo:font-weight="normal" officeooo:rsid="00262d8b" officeooo:paragraph-rsid="00262d8b" style:font-weight-asian="normal" style:font-weight-complex="normal"/>
    </style:style>
    <style:style style:name="P15" style:family="paragraph" style:parent-style-name="Standard">
      <style:text-properties fo:font-weight="normal" officeooo:rsid="002b354f" officeooo:paragraph-rsid="002b354f" style:font-weight-asian="normal" style:font-weight-complex="normal"/>
    </style:style>
    <style:style style:name="P16" style:family="paragraph" style:parent-style-name="Standard">
      <style:text-properties fo:font-weight="normal" officeooo:rsid="0021e3c7" officeooo:paragraph-rsid="002e1f8a" style:font-weight-asian="normal" style:font-weight-complex="normal"/>
    </style:style>
    <style:style style:name="P17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18" style:family="paragraph" style:parent-style-name="Standard">
      <style:text-properties fo:font-weight="bold" officeooo:rsid="0021e3c7" officeooo:paragraph-rsid="002e1f8a" style:font-weight-asian="bold" style:font-weight-complex="bold"/>
    </style:style>
    <style:style style:name="P19" style:family="paragraph" style:parent-style-name="Standard">
      <style:text-properties fo:font-weight="bold" officeooo:rsid="002491ef" officeooo:paragraph-rsid="002491ef" style:font-weight-asian="bold" style:font-weight-complex="bold"/>
    </style:style>
    <style:style style:name="P20" style:family="paragraph" style:parent-style-name="Standard">
      <style:text-properties fo:font-weight="bold" officeooo:rsid="001dc551" officeooo:paragraph-rsid="002e1f8a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1dc551" officeooo:paragraph-rsid="002e1f8a" style:font-weight-asian="bold" style:font-weight-complex="bold"/>
    </style:style>
    <style:style style:name="T1" style:family="text">
      <style:text-properties officeooo:rsid="001c0d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07092" style:font-weight-asian="normal" style:font-weight-complex="normal"/>
    </style:style>
    <style:style style:name="T4" style:family="text">
      <style:text-properties officeooo:rsid="0021e3c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1"><text:a xlink:type="simple" xlink:href="#1%19Magnetomotorick%C3%A9%20nap%C4%9Bt%C3%AD%19C%7Ctoxmark" text:style-name="Index_20_Link" text:visited-style-name="Index_20_Link">Magnetomotorické napětí<text:tab/>2</text:a></text:p>
          <text:p text:style-name="P11"><text:a xlink:type="simple" xlink:href="#1%19Intenzita%20magnetick%C3%A9ho%20pole%19C%7Ctoxmark" text:style-name="Index_20_Link" text:visited-style-name="Index_20_Link">Intenzita magnetického pole<text:tab/>2</text:a></text:p>
          <text:p text:style-name="P11"><text:a xlink:type="simple" xlink:href="#1%19Magnetick%C3%A1%20indukce%19C%7Ctoxmark" text:style-name="Index_20_Link" text:visited-style-name="Index_20_Link">Magnetická indukce<text:tab/>2</text:a></text:p>
          <text:p text:style-name="P11"><text:a xlink:type="simple" xlink:href="#1%19Permeabilita%19C%7Ctoxmark" text:style-name="Index_20_Link" text:visited-style-name="Index_20_Link">Permeabilita<text:tab/>2</text:a></text:p>
          <text:p text:style-name="P11"><text:a xlink:type="simple" xlink:href="#1%19Magetick%C3%BD%20tok%19C%7Ctoxmark" text:style-name="Index_20_Link" text:visited-style-name="Index_20_Link">Magetický tok<text:tab/>2</text:a></text:p>
          <text:p text:style-name="P11"><text:a xlink:type="simple" xlink:href="#1%19Magnetick%C3%BD%20odpor%19C%7Ctoxmark" text:style-name="Index_20_Link" text:visited-style-name="Index_20_Link">Magnetický odpor<text:tab/>2</text:a></text:p>
          <text:p text:style-name="P11"><text:a xlink:type="simple" xlink:href="#1%19Magnetick%C3%A1%20vodivost%19C%7Ctoxmark" text:style-name="Index_20_Link" text:visited-style-name="Index_20_Link">Magnetická vodivost<text:tab/>2</text:a></text:p>
          <text:p text:style-name="P11"><text:a xlink:type="simple" xlink:href="#1%19Amp%C3%A9r%C5%AFv%20z%C3%A1kon%19C%7Ctoxmark" text:style-name="Index_20_Link" text:visited-style-name="Index_20_Link">Ampérův zákon<text:tab/>2</text:a></text:p>
          <text:p text:style-name="P11"><text:a xlink:type="simple" xlink:href="#1%19%20%19C%7Ctoxmark" text:style-name="Index_20_Link" text:visited-style-name="Index_20_Link"><text:tab/>2</text:a></text:p>
          <text:p text:style-name="P11"><text:a xlink:type="simple" xlink:href="#1%19Hopkinson%C5%AFv%20z%C3%A1kon%19C%7Ctoxmark" text:style-name="Index_20_Link" text:visited-style-name="Index_20_Link">Hopkinsonův zákon<text:tab/>3</text:a></text:p>
          <text:p text:style-name="P11"><text:a xlink:type="simple" xlink:href="#1%19Loretzova%20s%C3%ADla%19C%7Ctoxmark" text:style-name="Index_20_Link" text:visited-style-name="Index_20_Link">Loretzova síla<text:tab/>3</text:a></text:p>
          <text:p text:style-name="P11"><text:a xlink:type="simple" xlink:href="#1%19Energie%20magnetick%C3%A9ho%20pole%19C%7Ctoxmark" text:style-name="Index_20_Link" text:visited-style-name="Index_20_Link">Energie magnetického pole<text:tab/>3</text:a></text:p>
          <text:p text:style-name="P11"><text:a xlink:type="simple" xlink:href="#1%19Energie%20na%20jednotku%20objemu%20materi%C3%A1lu%19C%7Ctoxmark" text:style-name="Index_20_Link" text:visited-style-name="Index_20_Link">Energie na jednotku objemu materiálu<text:tab/>3</text:a></text:p>
        </text:index-body>
      </text:table-of-content>
      <text:p text:style-name="P7"/>
      <text:p text:style-name="P4"><text:toc-mark-start text:id="IMark94278855711864" text:outline-level="1"/>Magnetomotorické napětí<text:toc-mark-end text:id="IMark94278855711864"/></text:p>
      <text:p text:style-name="P2">V přímém vodiči<draw:frame draw:style-name="fr2" draw:name="Objekt1" text:anchor-type="as-char" svg:y="-0.377cm" svg:width="1.25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V <text:span text:style-name="T1">toroidu/solenoidu</text:span><draw:frame draw:style-name="fr2" draw:name="Objekt2" text:anchor-type="as-char" svg:y="-0.289cm" svg:width="1.771cm" svg:height="0.45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Objekt3" text:anchor-type="as-char" svg:y="-0.377cm" svg:width="2.524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toc-mark-start text:id="IMark94278913771736" text:outline-level="1"/>Intenzita magnetického pole<text:toc-mark-end text:id="IMark94278913771736"/></text:p>
      <text:p text:style-name="P18"><text:span text:style-name="T2">V toroidu/solenoidu</text:span><draw:frame draw:style-name="fr2" draw:name="Object1" text:anchor-type="as-char" svg:y="-0.714cm" svg:width="1.656cm" svg:height="1.117cm" draw:z-index="6"><draw:object xlink:href="./Object 22" xlink:type="simple" xlink:show="embed" xlink:actuate="onLoad"/><draw:image xlink:href="./ObjectReplacements/Object 22" xlink:type="simple" xlink:show="embed" xlink:actuate="onLoad"/></draw:frame></text:p>
      <text:p text:style-name="P16">V přímém vodiči<draw:frame draw:style-name="fr2" draw:name="Object2" text:anchor-type="as-char" svg:y="-0.644cm" svg:width="2.118cm" svg:height="1.046cm" draw:z-index="17"><draw:object xlink:href="./Object 23" xlink:type="simple" xlink:show="embed" xlink:actuate="onLoad"/><draw:image xlink:href="./ObjectReplacements/Object 23" xlink:type="simple" xlink:show="embed" xlink:actuate="onLoad"/></draw:frame></text:p>
      <text:p text:style-name="P8"><draw:frame draw:style-name="fr2" draw:name="Object3" text:anchor-type="as-char" svg:y="-0.446cm" svg:width="2.51cm" svg:height="0.55cm" draw:z-index="18"><draw:object xlink:href="./Object 24" xlink:type="simple" xlink:show="embed" xlink:actuate="onLoad"/><draw:image xlink:href="./ObjectReplacements/Object 24" xlink:type="simple" xlink:show="embed" xlink:actuate="onLoad"/></draw:frame></text:p>
      <text:p text:style-name="P9"><text:toc-mark-start text:id="IMark94278855711864" text:outline-level="1"/>Magnetická indukce<text:toc-mark-end text:id="IMark94278855711864"/></text:p>
      <text:p text:style-name="P9"><draw:frame draw:style-name="fr2" draw:name="Objekt7" text:anchor-type="as-char" svg:y="-0.377cm" svg:width="1.596cm" svg:height="0.483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2" draw:name="Objekt8" text:anchor-type="as-char" svg:y="-0.377cm" svg:width="2.007cm" svg:height="0.482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9"><text:toc-mark-start text:id="IMark94278913771736" text:outline-level="1"/>Permeabilita<text:toc-mark-end text:id="IMark94278913771736"/></text:p>
      <text:p text:style-name="P9"><draw:frame draw:style-name="fr2" draw:name="Objekt10" text:anchor-type="as-char" svg:y="-0.212cm" svg:width="1.732cm" svg:height="0.365cm" draw:z-index="19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<draw:frame draw:style-name="fr2" draw:name="Objekt9" text:anchor-type="as-char" svg:y="-0.437cm" svg:width="2.466cm" svg:height="0.591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10"><draw:frame draw:style-name="fr2" draw:name="Objekt11" text:anchor-type="as-char" svg:y="-0.377cm" svg:width="2.187cm" svg:height="0.483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text:toc-mark-start text:id="IMark94278855711864" text:outline-level="1"/>Magetický tok<text:toc-mark-end text:id="IMark94278855711864"/></text:p>
      <text:p text:style-name="P10"><draw:frame draw:style-name="fr2" draw:name="Objekt12" text:anchor-type="as-char" svg:y="-0.377cm" svg:width="1.461cm" svg:height="0.483cm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draw:frame draw:style-name="fr2" draw:name="Objekt13" text:anchor-type="as-char" svg:y="-0.377cm" svg:width="2.164cm" svg:height="0.483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text:toc-mark-start text:id="IMark94278913771736" text:outline-level="1"/>Magnetický odpor<text:toc-mark-end text:id="IMark94278913771736"/></text:p>
      <text:p text:style-name="P5"><draw:frame draw:style-name="fr2" draw:name="Objekt14" text:anchor-type="as-char" svg:y="-0.683cm" svg:width="1.66cm" svg:height="0.997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draw:frame draw:style-name="fr2" draw:name="Objekt15" text:anchor-type="as-char" svg:y="-0.619cm" svg:width="1.831cm" svg:height="0.998cm" draw:z-index="11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<draw:frame draw:style-name="fr2" draw:name="Objekt16" text:anchor-type="as-char" svg:y="-0.437cm" svg:width="2.745cm" svg:height="0.591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5"><text:toc-mark-start text:id="IMark94278855711864" text:outline-level="1"/>Magnetická vodivost<text:toc-mark-end text:id="IMark94278855711864"/></text:p>
      <text:p text:style-name="P5"><draw:frame draw:style-name="fr2" draw:name="Objekt17" text:anchor-type="as-char" svg:y="-0.556cm" svg:width="1.494cm" svg:height="0.997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5"><draw:frame draw:style-name="fr2" draw:name="Objekt18" text:anchor-type="as-char" svg:y="-0.467cm" svg:width="1.201cm" svg:height="0.847cm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5"><draw:frame draw:style-name="fr2" draw:name="Objekt19" text:anchor-type="as-char" svg:y="-0.377cm" svg:width="2.26cm" svg:height="0.482cm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5"><text:toc-mark-start text:id="IMark94278913771736" text:outline-level="1"/>Ampérův zákon<text:toc-mark-end text:id="IMark94278913771736"/></text:p>
      <text:p text:style-name="P5"><draw:frame draw:style-name="fr2" draw:name="Objekt20" text:anchor-type="as-char" svg:y="-0.377cm" svg:width="1.753cm" svg:height="0.467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<draw:frame draw:style-name="fr2" draw:name="Objekt21" text:anchor-type="as-char" svg:y="-0.377cm" svg:width="2.462cm" svg:height="0.482cm" draw:z-index="20"><draw:object xlink:href="./Object 21" xlink:type="simple" xlink:show="embed" xlink:actuate="onLoad"/><draw:image xlink:href="./ObjectReplacements/Object 21" xlink:type="simple" xlink:show="embed" xlink:actuate="onLoad"/></draw:frame><text:toc-mark text:string-value=" " text:outline-level="1"/></text:p>
      <text:p text:style-name="P21"><text:toc-mark-start text:id="IMark94278913772424" text:outline-level="1"/><text:span text:style-name="T4">Hopkinsonův zákon</text:span><text:toc-mark-end text:id="IMark94278913772424"/></text:p>
      <text:p text:style-name="P8"><draw:frame draw:style-name="fr2" draw:name="Object4" text:anchor-type="as-char" svg:y="-0.393cm" svg:width="2.039cm" svg:height="0.499cm" draw:z-index="21"><draw:object xlink:href="./Object 25" xlink:type="simple" xlink:show="embed" xlink:actuate="onLoad"/><draw:image xlink:href="./ObjectReplacements/Object 25" xlink:type="simple" xlink:show="embed" xlink:actuate="onLoad"/></draw:frame></text:p>
      <text:p text:style-name="P8"><draw:frame draw:style-name="fr2" draw:name="Object5" text:anchor-type="as-char" svg:y="-0.393cm" svg:width="2.154cm" svg:height="0.563cm" draw:z-index="22"><draw:object xlink:href="./Object 26" xlink:type="simple" xlink:show="embed" xlink:actuate="onLoad"/><draw:image xlink:href="./ObjectReplacements/Object 26" xlink:type="simple" xlink:show="embed" xlink:actuate="onLoad"/></draw:frame><draw:frame draw:style-name="fr2" draw:name="Object6" text:anchor-type="as-char" svg:y="-0.644cm" svg:width="2.293cm" svg:height="1.046cm" draw:z-index="23"><draw:object xlink:href="./Object 27" xlink:type="simple" xlink:show="embed" xlink:actuate="onLoad"/><draw:image xlink:href="./ObjectReplacements/Object 27" xlink:type="simple" xlink:show="embed" xlink:actuate="onLoad"/></draw:frame>2/3</text:p>
      <text:p text:style-name="P8"><draw:frame draw:style-name="fr2" draw:name="Objekt22" text:anchor-type="as-char" svg:y="-0.683cm" svg:width="1.66cm" svg:height="0.997cm" draw:z-index="24"><draw:object xlink:href="./Object 28" xlink:type="simple" xlink:show="embed" xlink:actuate="onLoad"/><draw:image xlink:href="./ObjectReplacements/Object 28" xlink:type="simple" xlink:show="embed" xlink:actuate="onLoad"/></draw:frame></text:p>
      <text:p text:style-name="P6"><text:toc-mark-start text:id="IMark94278913772424" text:outline-level="1"/>Loretzova síla<text:toc-mark-end text:id="IMark94278913772424"/></text:p>
      <text:p text:style-name="P6"><draw:frame draw:style-name="fr2" draw:name="Objekt23" text:anchor-type="as-char" svg:y="-0.377cm" svg:width="1.753cm" svg:height="0.467cm" draw:z-index="25"><draw:object xlink:href="./Object 29" xlink:type="simple" xlink:show="embed" xlink:actuate="onLoad"/><draw:image xlink:href="./ObjectReplacements/Object 29" xlink:type="simple" xlink:show="embed" xlink:actuate="onLoad"/></draw:frame><text:span text:style-name="T2">směr síly je dán Pravidlem levé ruky</text:span></text:p>
      <text:p text:style-name="P6"><text:span text:style-name="T2"><draw:frame draw:style-name="fr1" draw:name="Objekt4" text:anchor-type="as-char" svg:y="-0.619cm" svg:width="3.343cm" svg:height="0.998cm" draw:z-index="33"><draw:object xlink:href="./Object 4" xlink:type="simple" xlink:show="embed" xlink:actuate="onLoad"/><draw:image xlink:href="./ObjectReplacements/Object 4" xlink:type="simple" xlink:show="embed" xlink:actuate="onLoad"/></draw:frame></text:span><text:span text:style-name="T3">Dva vodiče protékané proudem</text:span></text:p>
      <text:p text:style-name="P6"><text:toc-mark-start text:id="IMark94278855614776" text:outline-level="1"/>Energie magnetického pole<text:toc-mark-end text:id="IMark94278855614776"/></text:p>
      <text:p text:style-name="P6"><draw:frame draw:style-name="fr2" draw:name="Objekt24" text:anchor-type="as-char" svg:y="-0.683cm" svg:width="2.041cm" svg:height="1.062cm" draw:z-index="26"><draw:object xlink:href="./Object 30" xlink:type="simple" xlink:show="embed" xlink:actuate="onLoad"/><draw:image xlink:href="./ObjectReplacements/Object 30" xlink:type="simple" xlink:show="embed" xlink:actuate="onLoad"/></draw:frame></text:p>
      <text:p text:style-name="P6"><draw:frame draw:style-name="fr2" draw:name="Objekt25" text:anchor-type="as-char" svg:y="-0.619cm" svg:width="2.39cm" svg:height="0.998cm" draw:z-index="27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<draw:frame draw:style-name="fr2" draw:name="Objekt30" text:anchor-type="as-char" svg:y="-0.377cm" svg:width="2.579cm" svg:height="0.482cm" draw:z-index="32"><draw:object xlink:href="./Object 36" xlink:type="simple" xlink:show="embed" xlink:actuate="onLoad"/><draw:image xlink:href="./ObjectReplacements/Object 36" xlink:type="simple" xlink:show="embed" xlink:actuate="onLoad"/></draw:frame></text:p>
      <text:p text:style-name="P6"><text:toc-mark-start text:id="IMark94278913805208" text:outline-level="1"/>Energie na jednotku objemu materiálu<text:toc-mark-end text:id="IMark94278913805208"/></text:p>
      <text:p text:style-name="P6"><draw:frame draw:style-name="fr2" draw:name="Objekt26" text:anchor-type="as-char" svg:y="-0.683cm" svg:width="1.736cm" svg:height="1.062cm" draw:z-index="28"><draw:object xlink:href="./Object 32" xlink:type="simple" xlink:show="embed" xlink:actuate="onLoad"/><draw:image xlink:href="./ObjectReplacements/Object 32" xlink:type="simple" xlink:show="embed" xlink:actuate="onLoad"/></draw:frame></text:p>
      <text:p text:style-name="P6"><draw:frame draw:style-name="fr2" draw:name="Objekt27" text:anchor-type="as-char" svg:y="-0.683cm" svg:width="2.596cm" svg:height="1.062cm" draw:z-index="29"><draw:object xlink:href="./Object 33" xlink:type="simple" xlink:show="embed" xlink:actuate="onLoad"/><draw:image xlink:href="./ObjectReplacements/Object 33" xlink:type="simple" xlink:show="embed" xlink:actuate="onLoad"/></draw:frame></text:p>
      <text:p text:style-name="P13"><draw:frame draw:style-name="fr2" draw:name="Objekt28" text:anchor-type="as-char" svg:y="-0.619cm" svg:width="2.272cm" svg:height="0.998cm" draw:z-index="30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<draw:frame draw:style-name="fr2" draw:name="Objekt29" text:anchor-type="as-char" svg:y="-0.437cm" svg:width="2.462cm" svg:height="0.591cm" draw:z-index="31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1:29:32.027047388</meta:creation-date>
    <dc:date>2021-11-08T21:50:17.562159810</dc:date>
    <meta:editing-duration>PT1H33M50S</meta:editing-duration>
    <meta:editing-cycles>11</meta:editing-cycles>
    <meta:generator>LibreOffice/7.2.1.2$Linux_X86_64 LibreOffice_project/20$Build-2</meta:generator>
    <meta:document-statistic meta:table-count="0" meta:image-count="0" meta:object-count="34" meta:page-count="3" meta:paragraph-count="60" meta:word-count="93" meta:character-count="633" meta:non-whitespace-character-count="573"/>
  </office:meta>
</office:document-meta>
</file>

<file path=Object 1/content.xml><?xml version="1.0" encoding="utf-8"?>
<math xmlns="http://www.w3.org/1998/Math/MathML" display="block">
  <semantics>
    <mrow>
      <msub>
        <mi>F</mi>
        <mi>m</mi>
      </msub>
      <mo stretchy="false">=</mo>
      <mi>I</mi>
    </mrow>
    <annotation encoding="StarMath 5.0">	F_{m}=I</annotation>
  </semantics>
</math>
</file>

<file path=Object 10/content.xml><?xml version="1.0" encoding="utf-8"?>
<math xmlns="http://www.w3.org/1998/Math/MathML" display="block">
  <semantics>
    <mrow>
      <mi>μ</mi>
      <mo stretchy="false">=</mo>
      <mrow>
        <msub>
          <mi>μ</mi>
          <mn>0</mn>
        </msub>
        <mo stretchy="false">⋅</mo>
        <msub>
          <mi>μ</mi>
          <mi>p</mi>
        </msub>
      </mrow>
    </mrow>
    <annotation encoding="StarMath 5.0">%imu=%imu_{ 0 } cdot %imu_{ p }</annotation>
  </semantics>
</math>
</file>

<file path=Object 11/content.xml><?xml version="1.0" encoding="utf-8"?>
<math xmlns="http://www.w3.org/1998/Math/MathML" display="block">
  <semantics>
    <mrow>
      <mrow>
        <mo fence="true" form="prefix" stretchy="false">[</mo>
        <mrow>
          <mi>μ</mi>
        </mrow>
        <mo fence="true" form="postfix" stretchy="false">]</mo>
      </mrow>
      <mo stretchy="false">=</mo>
      <mi mathvariant="italic">Henry</mi>
    </mrow>
    <annotation encoding="StarMath 5.0">[ %imu ]= Henry</annotation>
  </semantics>
</math>
</file>

<file path=Object 12/content.xml><?xml version="1.0" encoding="utf-8"?>
<math xmlns="http://www.w3.org/1998/Math/MathML" display="block">
  <semantics>
    <mrow>
      <mi>ϕ</mi>
      <mo stretchy="false">=</mo>
      <mrow>
        <mi>B</mi>
        <mo stretchy="false">⋅</mo>
        <mi>S</mi>
      </mrow>
    </mrow>
    <annotation encoding="StarMath 5.0">%iphi=B cdot S</annotation>
  </semantics>
</math>
</file>

<file path=Object 13/content.xml><?xml version="1.0" encoding="utf-8"?>
<math xmlns="http://www.w3.org/1998/Math/MathML" display="block">
  <semantics>
    <mrow>
      <mrow>
        <mo fence="true" form="prefix" stretchy="false">[</mo>
        <mrow>
          <mi>ϕ</mi>
        </mrow>
        <mo fence="true" form="postfix" stretchy="false">]</mo>
      </mrow>
      <mo stretchy="false">=</mo>
      <mi mathvariant="italic">Weber</mi>
    </mrow>
    <annotation encoding="StarMath 5.0">[ %iphi ]=Weber</annotation>
  </semantics>
</math>
</file>

<file path=Object 14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= U_{ m }  over {%iphi} </annotation>
  </semantics>
</math>
</file>

<file path=Object 15/content.xml><?xml version="1.0" encoding="utf-8"?>
<math xmlns="http://www.w3.org/1998/Math/MathML" display="block">
  <semantics>
    <mrow>
      <msub>
        <mi>R</mi>
        <mi>m</mi>
      </msub>
      <mo stretchy="false">=</mo>
      <mrow>
        <mfrac>
          <mn>1</mn>
          <mi>μ</mi>
        </mfrac>
        <mo stretchy="false">⋅</mo>
        <mfrac>
          <mi>l</mi>
          <mi>S</mi>
        </mfrac>
      </mrow>
    </mrow>
    <annotation encoding="StarMath 5.0">R_{ m } = {{1} over {%imu} } cdot {{l} over {S}}</annotation>
  </semantics>
</math>
</file>

<file path=Object 16/content.xml><?xml version="1.0" encoding="utf-8"?>
<math xmlns="http://www.w3.org/1998/Math/MathML" display="block">
  <semantics>
    <mrow>
      <mrow>
        <mo fence="true" form="prefix" stretchy="false">[</mo>
        <mrow>
          <msub>
            <mi>R</mi>
            <mi>m</mi>
          </msub>
        </mrow>
        <mo fence="true" form="postfix" stretchy="false">]</mo>
      </mrow>
      <mo stretchy="false">=</mo>
      <msup>
        <mi mathvariant="italic">Henry</mi>
        <mrow>
          <mo stretchy="false">−</mo>
          <mn>1</mn>
        </mrow>
      </msup>
    </mrow>
    <annotation encoding="StarMath 5.0">[ R_{m} ]=Henry^-1</annotation>
  </semantics>
</math>
</file>

<file path=Object 17/content.xml><?xml version="1.0" encoding="utf-8"?>
<math xmlns="http://www.w3.org/1998/Math/MathML" display="block">
  <semantics>
    <mrow>
      <mi>G</mi>
      <mo stretchy="false">=</mo>
      <mfrac>
        <mi>ϕ</mi>
        <msub>
          <mi>U</mi>
          <mi>m</mi>
        </msub>
      </mfrac>
    </mrow>
    <annotation encoding="StarMath 5.0">G={ %iphi }over U_{ m }
</annotation>
  </semantics>
</math>
</file>

<file path=Object 18/content.xml><?xml version="1.0" encoding="utf-8"?>
<math xmlns="http://www.w3.org/1998/Math/MathML" display="block">
  <semantics>
    <mrow>
      <mi>G</mi>
      <mo stretchy="false">=</mo>
      <mfrac>
        <mi>μ</mi>
        <mi>l</mi>
      </mfrac>
    </mrow>
    <annotation encoding="StarMath 5.0">G ={ %imu }over{ l }</annotation>
  </semantics>
</math>
</file>

<file path=Object 19/content.xml><?xml version="1.0" encoding="utf-8"?>
<math xmlns="http://www.w3.org/1998/Math/MathML" display="block">
  <semantics>
    <mrow>
      <mrow>
        <mo fence="true" form="prefix" stretchy="false">[</mo>
        <mrow>
          <mi>G</mi>
        </mrow>
        <mo fence="true" form="postfix" stretchy="false">]</mo>
      </mrow>
      <mo stretchy="false">=</mo>
      <mi mathvariant="italic">Henry</mi>
    </mrow>
    <annotation encoding="StarMath 5.0">[ G ]=Henry
</annotation>
  </semantics>
</math>
</file>

<file path=Object 2/content.xml><?xml version="1.0" encoding="utf-8"?>
<math xmlns="http://www.w3.org/1998/Math/MathML" display="block">
  <semantics>
    <mrow>
      <msub>
        <mi>F</mi>
        <mi>m</mi>
      </msub>
      <mo stretchy="false">=</mo>
      <mrow>
        <mi>N</mi>
        <mo stretchy="false">⋅</mo>
        <mi>I</mi>
      </mrow>
    </mrow>
    <annotation encoding="StarMath 5.0">F_{m}=N cdot I </annotation>
  </semantics>
</math>
</file>

<file path=Object 20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{{B} cdot {{I}} cdot {l}}</annotation>
  </semantics>
</math>
</file>

<file path=Object 21/content.xml><?xml version="1.0" encoding="utf-8"?>
<math xmlns="http://www.w3.org/1998/Math/MathML" display="block">
  <semantics>
    <mrow>
      <mrow>
        <mo fence="true" form="prefix" stretchy="false">[</mo>
        <mrow>
          <mi>F</mi>
        </mrow>
        <mo fence="true" form="postfix" stretchy="false">]</mo>
      </mrow>
      <mo stretchy="false">=</mo>
      <mi mathvariant="italic">Newton</mi>
    </mrow>
    <annotation encoding="StarMath 5.0">[ F ] = Newton</annotation>
  </semantics>
</math>
</file>

<file path=Object 22/content.xml><?xml version="1.0" encoding="utf-8"?>
<math xmlns="http://www.w3.org/1998/Math/MathML" display="block">
  <semantics>
    <mrow>
      <mi>H</mi>
      <mo stretchy="false">=</mo>
      <mfrac>
        <msub>
          <mi>F</mi>
          <mi>m</mi>
        </msub>
        <mi>l</mi>
      </mfrac>
    </mrow>
    <annotation encoding="StarMath 5.0">H={F_{ m }} over { l }</annotation>
  </semantics>
</math>
</file>

<file path=Object 23/content.xml><?xml version="1.0" encoding="utf-8"?>
<math xmlns="http://www.w3.org/1998/Math/MathML" display="block">
  <semantics>
    <mrow>
      <mi>H</mi>
      <mo stretchy="false">=</mo>
      <mfrac>
        <mi>l</mi>
        <mrow>
          <mn>2</mn>
          <mo stretchy="false">⋅</mo>
          <mi>π</mi>
          <mo stretchy="false">⋅</mo>
          <mi>a</mi>
        </mrow>
      </mfrac>
    </mrow>
    <annotation encoding="StarMath 5.0">H={ l } over{ {2}cdot{%ipi}cdot {a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[</mo>
        <mrow>
          <mi>H</mi>
        </mrow>
        <mo fence="true" form="postfix" stretchy="false">]</mo>
      </mrow>
      <mo stretchy="false">=</mo>
      <mrow>
        <mi>A</mi>
        <mo stretchy="false">⋅</mo>
        <msup>
          <mi>m</mi>
          <mrow>
            <mo stretchy="false">−</mo>
            <mn>1</mn>
          </mrow>
        </msup>
      </mrow>
    </mrow>
    <annotation encoding="StarMath 5.0">[ H] = A cdot m^-1</annotation>
  </semantics>
</math>
</file>

<file path=Object 25/content.xml><?xml version="1.0" encoding="utf-8"?>
<math xmlns="http://www.w3.org/1998/Math/MathML" display="block">
  <semantics>
    <mrow>
      <mi>ϕ</mi>
      <mo stretchy="false">=</mo>
      <mrow>
        <mi>μ</mi>
        <mo stretchy="false">⋅</mo>
        <mi>H</mi>
        <mo stretchy="false">⋅</mo>
        <mi>S</mi>
      </mrow>
    </mrow>
    <annotation encoding="StarMath 5.0">%iphi=%imu cdot H cdot S</annotation>
  </semantics>
</math>
</file>

<file path=Object 26/content.xml><?xml version="1.0" encoding="utf-8"?>
<math xmlns="http://www.w3.org/1998/Math/MathML" display="block">
  <semantics>
    <mrow>
      <mi>ϕ</mi>
      <mo stretchy="false">=</mo>
      <mrow>
        <msub>
          <mi>G</mi>
          <mi>m</mi>
        </msub>
        <mo stretchy="false">⋅</mo>
        <msub>
          <mi>U</mi>
          <mi>m</mi>
        </msub>
      </mrow>
    </mrow>
    <annotation encoding="StarMath 5.0">%iphi = G_{ m } cdot U_{ m }</annotation>
  </semantics>
</math>
</file>

<file path=Object 27/content.xml><?xml version="1.0" encoding="utf-8"?>
<math xmlns="http://www.w3.org/1998/Math/MathML" display="block">
  <semantics>
    <mrow>
      <mi>ϕ</mi>
      <mo stretchy="false">=</mo>
      <mrow>
        <mi>μ</mi>
        <mo stretchy="false">⋅</mo>
        <mfrac>
          <mi>S</mi>
          <mi>l</mi>
        </mfrac>
        <mo stretchy="false">⋅</mo>
        <msub>
          <mi>F</mi>
          <mi>m</mi>
        </msub>
      </mrow>
    </mrow>
    <annotation encoding="StarMath 5.0">%iphi ={%imu} cdot { S over l } cdot F_{ m }</annotation>
  </semantics>
</math>
</file>

<file path=Object 28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 = { U_{m} } over { %phi }</annotation>
  </semantics>
</math>
</file>

<file path=Object 29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B cdot I cdot l</annotation>
  </semantics>
</math>
</file>

<file path=Object 3/content.xml><?xml version="1.0" encoding="utf-8"?>
<math xmlns="http://www.w3.org/1998/Math/MathML" display="block">
  <semantics>
    <mrow>
      <mrow>
        <mo fence="true" form="prefix" stretchy="false">[</mo>
        <mrow>
          <msub>
            <mi>F</mi>
            <mi>m</mi>
          </msub>
        </mrow>
        <mo fence="true" form="postfix" stretchy="false">]</mo>
      </mrow>
      <mo stretchy="false">=</mo>
      <mi mathvariant="italic">Amper</mi>
    </mrow>
    <annotation encoding="StarMath 5.0">[F_{m}]= Amper</annotation>
  </semantics>
</math>
</file>

<file path=Object 30/content.xml><?xml version="1.0" encoding="utf-8"?>
<math xmlns="http://www.w3.org/1998/Math/MathML" display="block">
  <semantics>
    <mrow>
      <msub>
        <mi>E</mi>
        <mi>m</mi>
      </msub>
      <mo stretchy="false">=</mo>
      <mfrac>
        <mrow>
          <msub>
            <mi>U</mi>
            <mi>m</mi>
          </msub>
          <mo stretchy="false">⋅</mo>
          <mi>ϕ</mi>
        </mrow>
        <mn>2</mn>
      </mfrac>
    </mrow>
    <annotation encoding="StarMath 5.0">E_{ m }={ U_{m }} cdot %phi over2</annotation>
  </semantics>
</math>
</file>

<file path=Object 31/content.xml><?xml version="1.0" encoding="utf-8"?>
<math xmlns="http://www.w3.org/1998/Math/MathML" display="block">
  <semantics>
    <mrow>
      <msub>
        <mi>E</mi>
        <mi>m</mi>
      </msub>
      <mo stretchy="false">=</mo>
      <mrow>
        <mfrac>
          <mn>1</mn>
          <mn>2</mn>
        </mfrac>
        <mo stretchy="false">⋅</mo>
        <msub>
          <mi>U</mi>
          <mi>m</mi>
        </msub>
        <mo stretchy="false">⋅</mo>
        <mi>ϕ</mi>
      </mrow>
    </mrow>
    <annotation encoding="StarMath 5.0">E_m = {1 over 2} cdot{ U_{m}} cdot {%phi}</annotation>
  </semantics>
</math>
</file>

<file path=Object 32/content.xml><?xml version="1.0" encoding="utf-8"?>
<math xmlns="http://www.w3.org/1998/Math/MathML" display="block">
  <semantics>
    <mrow>
      <msub>
        <mi>E</mi>
        <mi mathvariant="italic">mv</mi>
      </msub>
      <mo stretchy="false">=</mo>
      <mfrac>
        <msub>
          <mi>E</mi>
          <mi>m</mi>
        </msub>
        <mi>V</mi>
      </mfrac>
    </mrow>
    <annotation encoding="StarMath 5.0">E_{ mv } = { E_{m }} over {V}</annotation>
  </semantics>
</math>
</file>

<file path=Object 33/content.xml><?xml version="1.0" encoding="utf-8"?>
<math xmlns="http://www.w3.org/1998/Math/MathML" display="block">
  <semantics>
    <mrow>
      <msub>
        <mi>E</mi>
        <mi mathvariant="italic">mv</mi>
      </msub>
      <mo stretchy="false">=</mo>
      <mrow>
        <mfrac>
          <mn>1</mn>
          <mn>2</mn>
        </mfrac>
        <mo stretchy="false">⋅</mo>
        <mfrac>
          <mrow>
            <msub>
              <mi>U</mi>
              <mi>m</mi>
            </msub>
            <mo stretchy="false">⋅</mo>
            <mi>ϕ</mi>
          </mrow>
          <mrow>
            <mi>S</mi>
            <mo stretchy="false">⋅</mo>
            <mi>l</mi>
          </mrow>
        </mfrac>
      </mrow>
    </mrow>
    <annotation encoding="StarMath 5.0">E_{ mv } = { {1} over {2}}cdot { {U_{m }cdot{ %iphi} over {{S} cdot{l}}}}</annotation>
  </semantics>
</math>
</file>

<file path=Object 34/content.xml><?xml version="1.0" encoding="utf-8"?>
<math xmlns="http://www.w3.org/1998/Math/MathML" display="block">
  <semantics>
    <mrow>
      <msub>
        <mi>E</mi>
        <mi>m</mi>
      </msub>
      <mo stretchy="false">=</mo>
      <mrow>
        <mfrac>
          <mn>1</mn>
          <mn>2</mn>
        </mfrac>
        <mo stretchy="false">⋅</mo>
        <mi>H</mi>
        <mo stretchy="false">⋅</mo>
        <mi>B</mi>
      </mrow>
    </mrow>
    <annotation encoding="StarMath 5.0">E_{ m } = {{1}over{2}}cdot H cdot  B</annotation>
  </semantics>
</math>
</file>

<file path=Object 35/content.xml><?xml version="1.0" encoding="utf-8"?>
<math xmlns="http://www.w3.org/1998/Math/MathML" display="block">
  <semantics>
    <mrow>
      <mrow>
        <mo fence="true" form="prefix" stretchy="false">[</mo>
        <mrow>
          <msub>
            <mi>E</mi>
            <mi mathvariant="italic">mv</mi>
          </msub>
        </mrow>
        <mo fence="true" form="postfix" stretchy="false">]</mo>
      </mrow>
      <mo stretchy="false">=</mo>
      <mrow>
        <mi>J</mi>
        <mo stretchy="false">⋅</mo>
        <msup>
          <mi>m</mi>
          <mrow>
            <mo stretchy="false">−</mo>
            <mn>3</mn>
          </mrow>
        </msup>
      </mrow>
    </mrow>
    <annotation encoding="StarMath 5.0">[ E_{mv} ] = J cdot m^-3</annotation>
  </semantics>
</math>
</file>

<file path=Object 36/content.xml><?xml version="1.0" encoding="utf-8"?>
<math xmlns="http://www.w3.org/1998/Math/MathML" display="block">
  <semantics>
    <mrow>
      <mrow>
        <mo fence="true" form="prefix" stretchy="false">[</mo>
        <mrow>
          <mi mathvariant="italic">Emv</mi>
        </mrow>
        <mo fence="true" form="postfix" stretchy="false">]</mo>
      </mrow>
      <mo stretchy="false">=</mo>
      <mi mathvariant="italic">Joule</mi>
    </mrow>
    <annotation encoding="StarMath 5.0">[ Emv ] = Joule</annotation>
  </semantics>
</math>
</file>

<file path=Object 4/content.xml><?xml version="1.0" encoding="utf-8"?>
<math xmlns="http://www.w3.org/1998/Math/MathML" display="block">
  <semantics>
    <mrow>
      <mi>F</mi>
      <mo stretchy="false">=</mo>
      <mrow>
        <mn>2</mn>
        <mo stretchy="false">⋅</mo>
        <msup>
          <mn>10</mn>
          <mrow>
            <mo stretchy="false">−</mo>
            <mn>7</mn>
          </mrow>
        </msup>
        <mo stretchy="false">⋅</mo>
        <msub>
          <mi>I</mi>
          <mn>1</mn>
        </msub>
        <mo stretchy="false">⋅</mo>
        <msub>
          <mi>I</mi>
          <mn>2</mn>
        </msub>
        <mo stretchy="false">⋅</mo>
        <mfrac>
          <mi>l</mi>
          <mi>a</mi>
        </mfrac>
      </mrow>
    </mrow>
    <annotation encoding="StarMath 5.0">F = {2 cdot 10 ^{ -7 } cdot I_{ 1 } cdot I_{ 2 }} cdot{ { l } over { a }}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i>μ</mi>
        <mo stretchy="false">⋅</mo>
        <mi>H</mi>
      </mrow>
    </mrow>
    <annotation encoding="StarMath 5.0">B= %imu cdot H </annotation>
  </semantics>
</math>
</file>

<file path=Object 8/content.xml><?xml version="1.0" encoding="utf-8"?>
<math xmlns="http://www.w3.org/1998/Math/MathML" display="block">
  <semantics>
    <mrow>
      <mrow>
        <mo fence="true" form="prefix" stretchy="false">[</mo>
        <mrow>
          <mi>B</mi>
        </mrow>
        <mo fence="true" form="postfix" stretchy="false">]</mo>
      </mrow>
      <mo stretchy="false">=</mo>
      <mi mathvariant="italic">Tesla</mi>
    </mrow>
    <annotation encoding="StarMath 5.0">
[ B ] = Tesla</annotation>
  </semantics>
</math>
</file>

<file path=Object 9/content.xml><?xml version="1.0" encoding="utf-8"?>
<math xmlns="http://www.w3.org/1998/Math/MathML" display="block">
  <semantics>
    <mrow>
      <msub>
        <mi>μ</mi>
        <mn>0</mn>
      </msub>
      <mo stretchy="false">=</mo>
      <mrow>
        <mn>4</mn>
        <mo stretchy="false">⋅</mo>
        <mi>π</mi>
        <mo stretchy="false">⋅</mo>
        <msup>
          <mn>10</mn>
          <mrow>
            <mo stretchy="false">−</mo>
            <mn>7</mn>
          </mrow>
        </msup>
      </mrow>
    </mrow>
    <annotation encoding="StarMath 5.0">%imu_{0} = 4 cdot %ipi cdot 10^{ -7 }</annotation>
  </semantics>
</math>
</file>